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e22a" officeooo:paragraph-rsid="0003e22a"/>
    </style:style>
    <style:style style:name="P2" style:family="paragraph" style:parent-style-name="Standard" style:list-style-name="L1">
      <style:text-properties officeooo:rsid="0003e22a" officeooo:paragraph-rsid="0003e22a"/>
    </style:style>
    <style:style style:name="T1"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bjective of the Research Project</text:span> </text:p>
      <text:list xml:id="list3285047077" text:style-name="L1">
        <text:list-item>
          <text:p text:style-name="P2">We want to improve existing designs of the starship robots around UTK campus in order to make their travel times more effective when delivering food across campus. We also want to achieve a work effective path planning algorithm based on reinforcement learning to make the renewed starship design effective at traversing sidewalks and roads alongside students as they walk. </text:p>
        </text:list-item>
        <text:list-item>
          <text:p text:style-name="P2">What we have noticed in the past years is that the starships path planning and its process of determining the best path forward has been ineffective. It takes too much time in choosing proper routes around pedestrians and traffic lights. This hesitation in path planning causes food to be delivered slower, an inconvenience to others who use the sidewalks, and to drivers who may encounter a starship on the roads around UTK campus.</text:p>
        </text:list-item>
        <text:list-item>
          <text:p text:style-name="P2">It can also be seen that the starship has no bias or workarounds to accommodate for those who might be impaired physically, as it seems to treat all passerby the same regardless if they use crutches, wheelchairs, or other means of assisted transportation. </text:p>
        </text:list-item>
        <text:list-item>
          <text:p text:style-name="P2">The starships in general are known to hog up cramped sidewalks and pause at inconvenient moments around campus, which throws off those who may walk next to it.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7:53:35.191390063</meta:creation-date>
    <meta:generator>LibreOffice/7.5.4.2$MacOSX_AARCH64 LibreOffice_project/36ccfdc35048b057fd9854c757a8b67ec53977b6</meta:generator>
    <dc:date>2023-08-29T08:00:02.850584826</dc:date>
    <meta:editing-duration>PT6M28S</meta:editing-duration>
    <meta:editing-cycles>1</meta:editing-cycles>
    <meta:document-statistic meta:table-count="0" meta:image-count="0" meta:object-count="0" meta:page-count="1" meta:paragraph-count="5" meta:word-count="212" meta:character-count="1260" meta:non-whitespace-character-count="1053"/>
  </office:meta>
</office:document-meta>
</file>